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065e7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style:font-name="Times New Roman" fo:font-size="14pt" fo:language="uk" fo:country="UA" officeooo:paragraph-rsid="001065e7" style:font-size-asian="14pt" style:font-size-complex="14pt"/>
    </style:style>
    <style:style style:name="P4" style:family="paragraph" style:parent-style-name="Standard">
      <style:paragraph-properties>
        <style:tab-stops>
          <style:tab-stop style:position="12.197cm"/>
        </style:tab-stops>
      </style:paragraph-properties>
      <style:text-properties style:font-name="Times New Roman" fo:font-size="14pt" officeooo:paragraph-rsid="001065e7" style:font-size-asian="14pt" style:font-size-complex="14pt"/>
    </style:style>
    <style:style style:name="P5" style:family="paragraph" style:parent-style-name="Standard">
      <style:paragraph-properties fo:line-height="100%">
        <style:tab-stops>
          <style:tab-stop style:position="9.79cm"/>
        </style:tab-stops>
      </style:paragraph-properties>
      <style:text-properties style:font-name="Times New Roman" fo:font-size="14pt" officeooo:paragraph-rsid="001065e7" style:font-size-asian="14pt" style:font-size-complex="14pt"/>
    </style:style>
    <style:style style:name="P6" style:family="paragraph" style:parent-style-name="Standard">
      <style:text-properties style:font-name="Times New Roman" fo:font-size="14pt" officeooo:paragraph-rsid="001065e7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indent="1.249cm" style:auto-text-indent="false"/>
    </style:style>
    <style:style style:name="P8" style:family="paragraph" style:parent-style-name="Standard">
      <loext:graphic-properties draw:fill="solid" draw:fill-color="#ffffff"/>
      <style:paragraph-properties fo:margin-left="0cm" fo:margin-right="0cm" fo:line-height="150%" fo:text-indent="1.249cm" style:auto-text-indent="false" fo:background-color="#ffffff"/>
      <style:text-properties officeooo:paragraph-rsid="0010feb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1065e7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officeooo:rsid="0009077b" officeooo:paragraph-rsid="001065e7" style:font-size-asian="14pt" style:font-size-complex="14pt"/>
    </style:style>
    <style:style style:name="P1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officeooo:rsid="001ab216" officeooo:paragraph-rsid="001065e7" style:font-size-asian="14pt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rsid="000c3295" officeooo:paragraph-rsid="001065e7" style:font-size-asian="14pt" style:font-size-complex="14pt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rsid="0009077b" officeooo:paragraph-rsid="001065e7"/>
    </style:style>
    <style:style style:name="P14" style:family="paragraph" style:parent-style-name="Standard" style:list-style-name="WWNum1">
      <loext:graphic-properties draw:fill="solid" draw:fill-color="#ffffff"/>
      <style:paragraph-properties fo:margin-top="0cm" fo:margin-bottom="0.353cm" loext:contextual-spacing="true" fo:line-height="150%" fo:background-color="#ffffff"/>
    </style:style>
    <style:style style:name="P15" style:family="paragraph" style:parent-style-name="Standard" style:list-style-name="WWNum7">
      <style:paragraph-properties fo:margin-top="0cm" fo:margin-bottom="0.353cm" loext:contextual-spacing="true" fo:line-height="150%" fo:text-align="justify" style:justify-single-word="false" fo:orphans="0" fo:widows="0" fo:hyphenation-ladder-count="no-limit"/>
      <style:text-properties officeooo:paragraph-rsid="0010febd" fo:hyphenate="false" fo:hyphenation-remain-char-count="2" fo:hyphenation-push-char-count="2"/>
    </style:style>
    <style:style style:name="P16" style:family="paragraph" style:parent-style-name="Standard" style:list-style-name="WWNum7">
      <loext:graphic-properties draw:fill="solid" draw:fill-color="#ffffff"/>
      <style:paragraph-properties fo:margin-top="0cm" fo:margin-bottom="0.353cm" loext:contextual-spacing="true" fo:line-height="150%" fo:text-align="justify" style:justify-single-word="false" fo:background-color="#ffffff"/>
      <style:text-properties officeooo:paragraph-rsid="0010febd"/>
    </style:style>
    <style:style style:name="P17" style:family="paragraph" style:parent-style-name="Standard">
      <style:paragraph-properties fo:margin-top="0cm" fo:margin-bottom="0.353cm" loext:contextual-spacing="false" fo:line-height="150%" fo:orphans="0" fo:widows="0" fo:hyphenation-ladder-count="no-limit"/>
      <style:text-properties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.353cm" loext:contextual-spacing="false" fo:line-height="15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19" style:family="paragraph" style:parent-style-name="Standard">
      <style:paragraph-properties fo:margin-top="0cm" fo:margin-bottom="0.353cm" loext:contextual-spacing="false" fo:line-height="150%" fo:text-align="justify" style:justify-single-word="false" fo:orphans="0" fo:widows="0" fo:hyphenation-ladder-count="no-limit"/>
      <style:text-properties officeooo:paragraph-rsid="0010febd" fo:hyphenate="false" fo:hyphenation-remain-char-count="2" fo:hyphenation-push-char-count="2"/>
    </style:style>
    <style:style style:name="P20" style:family="paragraph" style:parent-style-name="Standard">
      <style:paragraph-properties fo:margin-top="0cm" fo:margin-bottom="0.353cm" loext:contextual-spacing="false" fo:line-height="115%"/>
    </style:style>
    <style:style style:name="P21" style:family="paragraph" style:parent-style-name="Standard">
      <style:paragraph-properties fo:margin-top="0cm" fo:margin-bottom="0.353cm" loext:contextual-spacing="false" fo:line-height="115%"/>
      <style:text-properties fo:color="#000000" fo:font-weight="bold" style:font-weight-asian="bold"/>
    </style:style>
    <style:style style:name="P22" style:family="paragraph" style:parent-style-name="Standard">
      <style:paragraph-properties fo:margin-top="0cm" fo:margin-bottom="0.353cm" loext:contextual-spacing="false" fo:line-height="150%" fo:text-align="justify" style:justify-single-word="false" fo:orphans="0" fo:widows="0" fo:hyphenation-ladder-count="no-limit"/>
      <style:text-properties officeooo:rsid="0010febd" officeooo:paragraph-rsid="0010febd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line-height="150%" fo:text-indent="-2.387cm" style:auto-text-indent="false"/>
    </style:style>
    <style:style style:name="P24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style:font-name="Times New Roman" fo:font-size="14pt" officeooo:paragraph-rsid="001065e7" style:font-size-asian="14pt" style:font-size-complex="14pt"/>
    </style:style>
    <style:style style:name="P25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officeooo:paragraph-rsid="001065e7"/>
    </style:style>
    <style:style style:name="P26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4pt" fo:font-weight="bold" officeooo:paragraph-rsid="001065e7" fo:background-color="#ffffff" style:font-size-asian="14pt" style:font-weight-asian="bold" style:font-size-complex="14pt"/>
    </style:style>
    <style:style style:name="P27" style:family="paragraph" style:parent-style-name="Footer">
      <style:paragraph-properties fo:text-align="center" style:justify-single-word="false"/>
    </style:style>
    <style:style style:name="P28" style:family="paragraph" style:parent-style-name="No_20_Spacing">
      <style:paragraph-properties fo:margin-left="11.001cm" fo:margin-right="0cm" fo:text-indent="0cm" style:auto-text-indent="false"/>
      <style:text-properties style:font-name="Times New Roman" fo:font-size="14pt" officeooo:paragraph-rsid="001065e7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name-asian="Calibri1" style:font-size-asian="14pt" style:language-asian="en" style:country-asian="US" style:font-size-complex="14pt"/>
    </style:style>
    <style:style style:name="T3" style:family="text">
      <style:text-properties fo:font-size="14pt" fo:font-weight="bold" fo:background-color="#ffffff" loext:char-shading-value="0" style:font-name-asian="Calibri1" style:font-size-asian="14pt" style:language-asian="en" style:country-asian="US" style:font-weight-asian="bold" style:font-size-complex="14pt"/>
    </style:style>
    <style:style style:name="T4" style:family="text">
      <style:text-properties fo:color="#000000" fo:background-color="#ffffff" loext:char-shading-value="0" style:font-name-asian="Calibri1" style:language-asian="en" style:country-asian="US"/>
    </style:style>
    <style:style style:name="T5" style:family="text">
      <style:text-properties fo:color="#000000" officeooo:rsid="0010febd" fo:background-color="#ffffff" loext:char-shading-value="0" style:font-name-asian="Calibri1" style:language-asian="en" style:country-asian="US"/>
    </style:style>
    <style:style style:name="T6" style:family="text">
      <style:text-properties fo:color="#000000"/>
    </style:style>
    <style:style style:name="T7" style:family="text">
      <style:text-properties fo:color="#000000" fo:language="en" fo:country="US" fo:background-color="#ffffff" loext:char-shading-value="0" style:font-name-asian="Calibri1" style:language-asian="en" style:country-asian="US"/>
    </style:style>
    <style:style style:name="T8" style:family="text">
      <style:text-properties fo:color="#000000" fo:font-weight="bold" fo:background-color="#ffffff" loext:char-shading-value="0" style:font-name-asian="Calibri1" style:language-asian="en" style:country-asian="US" style:font-weight-asian="bold"/>
    </style:style>
    <style:style style:name="T9" style:family="text">
      <style:text-properties fo:color="#000000" fo:font-weight="bold" officeooo:rsid="0010febd" fo:background-color="#ffffff" loext:char-shading-value="0" style:font-name-asian="Calibri1" style:language-asian="en" style:country-asian="US" style:font-weight-asian="bold"/>
    </style:style>
    <style:style style:name="T10" style:family="text">
      <style:text-properties fo:color="#000000" fo:font-weight="bold" style:font-weight-asian="bold"/>
    </style:style>
    <style:style style:name="T11" style:family="text">
      <style:text-properties fo:color="#000000" fo:font-size="14pt" fo:font-weight="bold" style:font-size-asian="14pt" style:font-weight-asian="bold" style:font-size-complex="14pt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0000" fo:font-size="14pt" fo:background-color="#ffffff" loext:char-shading-value="0" style:font-name-asian="Calibri1" style:font-size-asian="14pt" style:language-asian="en" style:country-asian="US" style:font-size-complex="14pt"/>
    </style:style>
    <style:style style:name="T14" style:family="text">
      <style:text-properties fo:color="#000000" fo:font-size="14pt" fo:background-color="#ffffff" loext:char-shading-value="0" style:font-name-asian="Calibri1" style:font-size-asian="14pt" style:language-asian="en" style:country-asian="US" style:font-size-complex="14pt"/>
    </style:style>
    <style:style style:name="T15" style:family="text">
      <style:text-properties fo:color="#000000" style:font-name="Times New Roman" fo:font-size="14pt" fo:font-weight="bold" fo:background-color="#ffffff" loext:char-shading-value="0" style:font-size-asian="14pt" style:font-weight-asian="bold" style:font-size-complex="14pt"/>
    </style:style>
    <style:style style:name="T16" style:family="text">
      <style:text-properties fo:color="#000000" style:font-name="Times New Roman" fo:font-size="14pt" fo:font-weight="bold" style:font-size-asian="14pt" style:font-weight-asian="bold" style:font-size-complex="14pt"/>
    </style:style>
    <style:style style:name="T17" style:family="text">
      <style:text-properties fo:background-color="#ffffff" loext:char-shading-value="0" style:font-name-asian="Calibri1" style:language-asian="en" style:country-asian="US"/>
    </style:style>
    <style:style style:name="T18" style:family="text">
      <style:text-properties officeooo:rsid="0010febd" fo:background-color="#ffffff" loext:char-shading-value="0" style:font-name-asian="Calibri1" style:language-asian="en" style:country-asian="US"/>
    </style:style>
    <style:style style:name="T19" style:family="text">
      <style:text-properties fo:color="#252525" fo:font-weight="bold" fo:background-color="#ffffff" loext:char-shading-value="0" style:font-name-asian="Calibri1" style:language-asian="en" style:country-asian="US" style:font-weight-asian="bold" style:font-weight-complex="bold"/>
    </style:style>
    <style:style style:name="T20" style:family="text">
      <style:text-properties fo:color="#252525" fo:font-weight="bold" officeooo:rsid="0010febd" fo:background-color="#ffffff" loext:char-shading-value="0" style:font-name-asian="Calibri1" style:language-asian="en" style:country-asian="US" style:font-weight-asian="bold" style:font-weight-complex="bold"/>
    </style:style>
    <style:style style:name="T21" style:family="text">
      <style:text-properties fo:color="#252525" fo:font-size="14pt" fo:background-color="#ffffff" loext:char-shading-value="0" style:font-name-asian="Calibri1" style:font-size-asian="14pt" style:language-asian="en" style:country-asian="US" style:font-size-complex="14pt" style:font-weight-complex="bold"/>
    </style:style>
    <style:style style:name="T22" style:family="text">
      <style:text-properties fo:color="#252525" fo:font-size="14pt" officeooo:rsid="001bb523" fo:background-color="#ffffff" loext:char-shading-value="0" style:font-name-asian="Calibri1" style:font-size-asian="14pt" style:language-asian="en" style:country-asian="US" style:font-size-complex="14pt" style:font-weight-complex="bold"/>
    </style:style>
    <style:style style:name="T23" style:family="text">
      <style:text-properties fo:color="#252525" style:font-name="Arial" fo:font-size="11pt" fo:font-weight="bold" fo:background-color="#ffffff" loext:char-shading-value="0" style:font-name-asian="Calibri1" style:font-size-asian="11pt" style:language-asian="en" style:country-asian="US" style:font-weight-asian="bold" style:font-name-complex="Arial1" style:font-size-complex="11pt" style:font-weight-complex="bold"/>
    </style:style>
    <style:style style:name="T24" style:family="text">
      <style:text-properties style:font-name-asian="Calibri1" style:language-asian="en" style:country-asian="US"/>
    </style:style>
    <style:style style:name="T25" style:family="text">
      <style:text-properties officeooo:rsid="0010febd" style:font-name-asian="Calibri1" style:language-asian="en" style:country-asian="US"/>
    </style:style>
    <style:style style:name="T26" style:family="text">
      <style:text-properties fo:font-weight="bold" style:font-name-asian="Calibri1" style:language-asian="en" style:country-asian="US" style:font-weight-asian="bold"/>
    </style:style>
    <style:style style:name="T27" style:family="text">
      <style:text-properties fo:language="en" fo:country="US" fo:background-color="#ffffff" loext:char-shading-value="0" style:font-name-asian="Calibri1" style:language-asian="en" style:country-asian="US"/>
    </style:style>
    <style:style style:name="T28" style:family="text">
      <style:text-properties fo:language="uk" fo:country="UA" fo:background-color="#ffffff" loext:char-shading-value="0" style:font-name-asian="Calibri1" style:language-asian="en" style:country-asian="US"/>
    </style:style>
    <style:style style:name="T29" style:family="text">
      <style:text-properties style:font-name="Times New Roman" fo:font-size="14pt" style:font-size-asian="14pt" style:font-size-complex="14pt"/>
    </style:style>
    <style:style style:name="T30" style:family="text">
      <style:text-properties style:font-name="Times New Roman" fo:font-size="14pt" officeooo:rsid="001ab216" style:font-size-asian="14pt" style:font-size-complex="14pt"/>
    </style:style>
    <style:style style:name="T31" style:family="text">
      <style:text-properties style:font-name="Times New Roman" fo:font-size="14pt" officeooo:rsid="0009077b" style:font-size-asian="14pt" style:font-size-complex="14pt"/>
    </style:style>
    <style:style style:name="T32" style:family="text">
      <style:text-properties officeooo:rsid="001065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Министерство образования и науки Российской Федерации</text:p>
      <text:p text:style-name="P1"><text:span text:style-name="T15">Федеральное государственное бюджетное образовательное учреждение высшего образования</text:span><text:span text:style-name="T16"><text:line-break/></text:span><text:span text:style-name="T15">"Севастопольский государственный университет"</text:span></text:p>
      <text:p text:style-name="P3"/>
      <text:p text:style-name="P3"/>
      <text:p text:style-name="P28">Кафедра: «Информационные технологии и компьютерные системы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10">Отчёт №<text:span text:style-name="T32">3</text:span></text:p>
      <text:p text:style-name="P11">по дисциплине «Инженерное программное обеспечение»</text:p>
      <text:p text:style-name="P13"><text:span text:style-name="T29"/></text:p>
      <text:p text:style-name="P12"/>
      <text:p text:style-name="P6"/>
      <text:p text:style-name="P6"/>
      <text:p text:style-name="P6"/>
      <text:p text:style-name="P6"><text:bookmark text:name="_GoBack1"/></text:p>
      <text:p text:style-name="P4"><text:tab/></text:p>
      <text:p text:style-name="P4"/>
      <text:p text:style-name="P4"/>
      <text:p text:style-name="P4"/>
      <text:p text:style-name="P24">Выполнил </text:p>
      <text:p text:style-name="P25"><text:span text:style-name="T29">ст.гр. </text:span><text:span text:style-name="T30">И</text:span><text:span text:style-name="T29">В</text:span><text:span text:style-name="T31">Т</text:span><text:span text:style-name="T29">б-</text:span><text:span text:style-name="T31">3</text:span><text:span text:style-name="T29">2</text:span><text:span text:style-name="T30">о</text:span></text:p>
      <text:p text:style-name="P24">Демиденко А.А.</text:p>
      <text:p text:style-name="P24"/>
      <text:p text:style-name="P24"/>
      <text:p text:style-name="P24"/>
      <text:p text:style-name="P5"/>
      <text:p text:style-name="P9"/>
      <text:p text:style-name="P9"/>
      <text:p text:style-name="P9"/>
      <text:p text:style-name="P9">Севастополь</text:p>
      <text:p text:style-name="P9"><text:span text:style-name="T1">2015</text:span></text:p>
      <text:p text:style-name="P7"><text:soft-page-break/><text:span text:style-name="T4">На прошлой неделе были поставлены конкретно поставлены требования (как функциональные требования, так и не функциональные) к проектам от всех участников: </text:span></text:p>
      <text:list xml:id="list8982432190603122572" text:style-name="WWNum1">
        <text:list-item>
          <text:p text:style-name="P14"><text:span text:style-name="T6">Заказчик</text:span></text:p>
        </text:list-item>
        <text:list-item>
          <text:p text:style-name="P14"><text:span text:style-name="T6">Разработчик</text:span></text:p>
        </text:list-item>
        <text:list-item>
          <text:p text:style-name="P14"><text:span text:style-name="T6">Тестер</text:span></text:p>
        </text:list-item>
        <text:list-item>
          <text:p text:style-name="P14"><text:span text:style-name="T6">Технический писатель</text:span></text:p>
        </text:list-item>
      </text:list>
      <text:p text:style-name="P8"><text:span text:style-name="T4">Теперь настало время выбирать ПО, которое будет использоваться в ходе разработки проекта. Итак, изначально группой были определены средства для организации коммуникаций вне аудитории. Для самой общей связи будет использоваться электронная почта, и </text:span><text:span text:style-name="T7">Skype</text:span><text:span text:style-name="T4">. При выборе почты основными претендентами были почта от </text:span><text:span text:style-name="T5">yandex.ru</text:span><text:span text:style-name="T4">, </text:span><text:span text:style-name="T5">google.com</text:span><text:span text:style-name="T4"> и </text:span><text:span text:style-name="T5">mail.ru</text:span><text:span text:style-name="T4">. Последний </text:span><text:span text:style-name="T5">был исключён</text:span><text:span text:style-name="T4"> из-за ненадежности, а из выбора </text:span><text:span text:style-name="T5">google</text:span><text:span text:style-name="T4"> или </text:span><text:span text:style-name="T5">yandex</text:span><text:span text:style-name="T4"> каждый выбирал <text:s/>по своему усмотрения. Тоже самое касается Диска для обмена файлами, т.е был выбран диск от Яндекса, а работа на нем в рамках данного проекта через веб интерфейс, т.к в группе есть пользователь диска от </text:span><text:span text:style-name="T5">Google</text:span><text:span text:style-name="T4">. Также группе было рекомендовано установить </text:span><text:span text:style-name="T7">Evernote</text:span><text:span text:style-name="T4"> для удобного хранения информации разного рода (которая, кроме всего прочего позволяет работать с общими блокнотами, что очень удобно и имеет возможность синхронизации с сервером, т.е информация доступна на любом устройстве, где вы авторизованы). Плюс ко всему менеджером проекта была дана рекомендация установить </text:span><text:span text:style-name="T7">Wanderlist</text:span><text:span text:style-name="T4"> (</text:span><text:span text:style-name="T5">лёгкий</text:span><text:span text:style-name="T4"> планировщик заданий с возможностью установки сроков, доступный на всех популярных платформах), были варианты с <text:s/>Things и Firetask, но во-первых они платные, а во-вторых сложнее в освоении и работе. С программами для общей организации работы разобрались, теперь приступим к формированию списка программ, необходимым конкретно мне, в соответствии с моими ролями:</text:span></text:p>
      <text:list xml:id="list1594250898212946411" text:style-name="WWNum7">
        <text:list-item>
          <text:p text:style-name="P16"><text:span text:style-name="T2">Интерактивный модуль “Солнечная система”</text:span><text:span text:style-name="T23"> </text:span><text:span text:style-name="T21">(Тех. писатель)</text:span><text:span text:style-name="T2">;</text:span></text:p>
        </text:list-item>
        <text:list-item>
          <text:p text:style-name="P15"><text:span text:style-name="T13">Программный модуль «Генератор паролей»</text:span><text:span text:style-name="T21"> (</text:span><text:span text:style-name="T22">Разработчик</text:span><text:span text:style-name="T21">)</text:span><text:span text:style-name="T2">;</text:span></text:p>
        </text:list-item>
        <text:list-item>
          <text:p text:style-name="P16"><text:span text:style-name="T13">Сайт – визитка «Зоомагазин»</text:span><text:span text:style-name="T21"> (Тестер)</text:span><text:span text:style-name="T13">.</text:span></text:p>
        </text:list-item>
      </text:list>
      <text:p text:style-name="P17"><text:span text:style-name="T4">Заказчика опускаю, так как в целом все программы необходимые для коммуникации с разработчиком были описаны выше (они несколько перекликаются с менеджером проекта, но основные задачи можно поставить и в вандерлист, а дальше передать контроль за их выполнением менеджеру). Детали же обсудить с помощью одного из средств коммуникации</text:span></text:p>
      <text:p text:style-name="P20"><text:span text:style-name="T9">Интерактивный модуль</text:span><text:span text:style-name="T8"> «</text:span><text:span text:style-name="T9">Солнечная система</text:span><text:span text:style-name="T8">» </text:span><text:span text:style-name="T19">(</text:span><text:span text:style-name="T20">Тех. писатель</text:span><text:span text:style-name="T19">)</text:span><text:span text:style-name="T26">;</text:span></text:p>
      <text:p text:style-name="P19"><text:span text:style-name="T24">Для работы тех.писателя досточно любого сайта с описание действующих гостов наприм </text:span><text:a xlink:type="simple" xlink:href="http://ohranatruda.ru/ot_biblio/gost/list.php" text:style-name="Internet_20_link" text:visited-style-name="Visited_20_Internet_20_Link"><text:span text:style-name="T24">http://ohranatruda.ru/ot_biblio/gost/list.php</text:span></text:a></text:p>
      <text:p text:style-name="P19"><text:span text:style-name="T24">А также текстовый редактор. Также необходим конвертер </text:span><text:span text:style-name="T25">для .doc (.odt)</text:span><text:span text:style-name="T24"> в .</text:span><text:span text:style-name="T25">pdf</text:span><text:span text:style-name="T24">. Для этого </text:span><text:soft-page-break/><text:span text:style-name="T24">рекомендуется использовать онлайн-сервис: convertonlinefree.com.</text:span></text:p>
      <text:p text:style-name="P18"><text:span text:style-name="T8"/></text:p>
      <text:p text:style-name="P18"><text:span text:style-name="T8">Программный модуль «Генератор паролей»</text:span><text:span text:style-name="T19"> (</text:span><text:span text:style-name="T20">Разработчик</text:span><text:span text:style-name="T19">)</text:span><text:span text:style-name="T26">;</text:span></text:p>
      <text:p text:style-name="P22"><text:span text:style-name="T24">Данную программу было решено реализовать в виде мобильного приложения под OC Android, так как мобильные приложения в последнее время очень популярны и более удобны в использовании, чем, например, онлайн ресурсы.</text:span></text:p>
      <text:p text:style-name="P22"><text:span text:style-name="T24">Для разработки под Android необходима среда разработки Android Studio и набор библиотек Android SDK, которые можно скачать с официального сайта.</text:span></text:p>
      <text:p text:style-name="P21"/>
      <text:p text:style-name="P20"><text:span text:style-name="T10">Сайт – визитка «Зоомагазин»</text:span><text:span text:style-name="T19"> (Тестер)</text:span></text:p>
      <text:p text:style-name="P20"><text:span text:style-name="T17">Так как будет необходимо тестировать сайт то первоочередным тестом будет тест юзабилити. Его проще всего провести </text:span><text:span text:style-name="T18">путём</text:span><text:span text:style-name="T17"> открытия доступа к сайту ограниченному числу людей (не из команды разработчика), а потом заслушать их комментарии. За </text:span><text:span text:style-name="T18">счёт</text:span><text:span text:style-name="T17"> этого также можно выявить места для наиболее удобного расположения некоторых элементов. В плане же проверки доступа к сайту будет использоваться пинг-сервис:</text:span> <text:a xlink:type="simple" xlink:href="http://tools.pingdom.com/ping/" text:style-name="Internet_20_link" text:visited-style-name="Visited_20_Internet_20_Link"><text:span text:style-name="T17">http://tools.pingdom.com/ping/</text:span></text:a></text:p>
      <text:p text:style-name="P20"><text:span text:style-name="T28">Также будет проверена </text:span><text:span text:style-name="T27">HTML</text:span><text:span text:style-name="T17"> и С</text:span><text:span text:style-name="T27">SS</text:span><text:span text:style-name="T17"> валидность кода, с помощьюW3C Markup Validation Service и W3C CSS Validation Service соответственно. Кроме того, будет проверена вся работоспособность ссылок (как внутренних, так и внешних) с помощью инструмента W3C Link Checker. Так как заказчиком была поставлена задача получить кроссбраузерный сайт, то проверятся будет и она в полуавтоматическом режиме (т.е </text:span><text:span text:style-name="T18">добиваться</text:span><text:span text:style-name="T17"> кроссбраузерности надо будет вручную, а в этом поможет инструмент Browsershots который делает скриншоты в разных браузерах, за </text:span><text:span text:style-name="T18">счёт</text:span><text:span text:style-name="T17"> чего можно увидеть различия в отображении. И отдельно будет протестирована кроссбраузерность во всех версиях IE (5.5 - 11), т.к это самый не предсказуемый браузер с помощью инструмента: Netrenderer.</text:span><text:bookmark text:name="_GoBack"/></text:p>
      <text:p text:style-name="P23"><text:span text:style-name="T11"><text:tab/><text:tab/></text:span></text:p>
      <text:p text:style-name="P23"><text:span text:style-name="T11"><text:tab/>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uk" fo:country="UA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uk" fo:country="UA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 fo:keep-with-next="always"/>
      <style:text-properties fo:font-size="14pt" fo:language="en" fo:country="US" style:font-size-asian="14pt" style:font-size-complex="1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fo:language="ru" fo:country="RU" style:font-name-asian="F" style:font-family-generic-asian="system" style:font-pitch-asian="variable" style:font-size-asian="12pt" style:language-asian="ru" style:country-asian="RU" style:font-name-complex="F" style:font-family-generic-complex="system" style:font-pitch-complex="variable" style:font-size-complex="12pt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оловок_20_4_20_Знак" style:display-name="Заголовок 4 Знак" style:family="text" style:parent-style-name="Default_20_Paragraph_20_Font">
      <style:text-properties fo:color="#2e74b5" style:font-name="Calibri Light" fo:font-family="'Calibri Light'" style:font-family-generic="roman" style:font-pitch="variable" fo:font-size="12pt" fo:language="ru" fo:country="RU" fo:font-style="italic" style:font-name-asian="F" style:font-family-generic-asian="system" style:font-pitch-asian="variable" style:font-size-asian="12pt" style:language-asian="ru" style:country-asian="RU" style:font-style-asian="italic" style:font-name-complex="F" style:font-family-generic-complex="system" style:font-pitch-complex="variable" style:font-size-complex="12pt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style:font-name="Calibri Light" fo:font-family="'Calibri Light'" style:font-family-generic="roman" style:font-pitch="variable" fo:font-size="12pt" fo:language="ru" fo:country="RU" style:font-name-asian="F" style:font-family-generic-asian="system" style:font-pitch-asian="variable" style:font-size-asian="12pt" style:language-asian="ru" style:country-asian="RU" style:font-name-complex="F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fo:language="ru" fo:country="RU" style:font-name-asian="F" style:font-family-generic-asian="system" style:font-pitch-asian="variable" style:font-size-asian="13pt" style:language-asian="ru" style:country-asian="RU" style:font-name-complex="F" style:font-family-generic-complex="system" style:font-pitch-complex="variable" style:font-size-complex="13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color="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.24cm" fo:text-indent="-0.635cm" fo:margin-left="15.24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6.51cm" fo:text-indent="-0.635cm" fo:margin-left="16.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249cm" fo:margin-left="2.499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ukaster</meta:initial-creator>
    <meta:editing-cycles>6</meta:editing-cycles>
    <meta:creation-date>2015-12-05T00:53:00</meta:creation-date>
    <dc:date>2015-12-18T15:25:00.152026865</dc:date>
    <meta:editing-duration>PT1H3M22S</meta:editing-duration>
    <meta:generator>LibreOffice/5.0.4.2$Linux_X86_64 LibreOffice_project/00m0$Build-2</meta:generator>
    <meta:document-statistic meta:table-count="0" meta:image-count="0" meta:object-count="0" meta:page-count="3" meta:paragraph-count="33" meta:word-count="577" meta:character-count="4382" meta:non-whitespace-character-count="383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